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59cm" table:align="left"/>
    </style:style>
    <style:style style:name="Tabella1.A" style:family="table-column">
      <style:table-column-properties style:column-width="0.781cm"/>
    </style:style>
    <style:style style:name="Tabella1.B" style:family="table-column">
      <style:table-column-properties style:column-width="11.049cm"/>
    </style:style>
    <style:style style:name="Tabella1.C" style:family="table-column">
      <style:table-column-properties style:column-width="5.75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none" fo:border-top="none" fo:border-bottom="0.05pt solid #000000"/>
    </style:style>
    <style:style style:name="Tabella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officeooo:rsid="0007d0ed" officeooo:paragraph-rsid="0007d0ed"/>
    </style:style>
    <style:style style:name="P4" style:family="paragraph" style:parent-style-name="Standard">
      <style:text-properties officeooo:rsid="00088f4c" officeooo:paragraph-rsid="00088f4c"/>
    </style:style>
    <style:style style:name="P5" style:family="paragraph" style:parent-style-name="Text_20_body">
      <style:text-properties officeooo:rsid="00088f4c" officeooo:paragraph-rsid="00088f4c"/>
    </style:style>
    <style:style style:name="P6" style:family="paragraph" style:parent-style-name="Preformatted_20_Text">
      <style:text-properties officeooo:rsid="0007d0ed" officeooo:paragraph-rsid="0007d0ed"/>
    </style:style>
    <style:style style:name="P7" style:family="paragraph" style:parent-style-name="Preformatted_20_Text">
      <style:text-properties officeooo:rsid="00088f4c" officeooo:paragraph-rsid="00088f4c"/>
    </style:style>
    <style:style style:name="P8" style:family="paragraph" style:parent-style-name="Preformatted_20_Text">
      <style:text-properties fo:font-size="12pt" style:font-size-asian="12pt" style:font-size-complex="12pt"/>
    </style:style>
    <style:style style:name="P9" style:family="paragraph" style:parent-style-name="Preformatted_20_Text">
      <style:text-properties fo:font-size="13pt" style:font-size-asian="13pt" style:font-size-complex="13pt"/>
    </style:style>
    <style:style style:name="T1" style:family="text">
      <style:text-properties officeooo:rsid="0008af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8/05/2015</text:p>
      <text:p text:style-name="P3"/>
      <text:h text:style-name="Heading_20_1" text:outline-level="1">Lora-gps capture file format</text:h>
      <text:p text:style-name="P3"/>
      <text:p text:style-name="P3">The acquisition data are stored in csv text files.</text:p>
      <text:p text:style-name="P3"/>
      <text:p text:style-name="P3">Fields separator: comma (‘,’)</text:p>
      <text:p text:style-name="P3">Decimal separator: point (‘.’)</text:p>
      <text:p text:style-name="P3"/>
      <text:p text:style-name="P3">Example:</text:p>
      <text:p text:style-name="P3"/>
      <text:p text:style-name="P7">43,70b3d54993208829,2017-05-18T16:12:17.000Z,46.06799,13.24283,101.01,66,70b3d5499ea1e804,0x38,0x38,True,2987629944,-60,29,7,0xd4</text:p>
      <text:p text:style-name="P7">44,70b3d54993208829,2017-05-18T16:12:17.000Z,46.06799,13.24283,101.01,67,70b3d5499ea1e804,0x5a,0x5a,True,2989698971,-59,23,7,0x73</text:p>
      <text:p text:style-name="P7">45,70b3d54993208829,2017-05-18T16:12:17.000Z,46.06799,13.24283,101.01,68,70b3d5499ea1e804,0x56,0x56,True,2991767993,-60,25,7,0x5b</text:p>
      <text:p text:style-name="P7">46,70b3d54993208829,2017-05-18T16:12:17.000Z,46.06799,13.24283,101.01,69,70b3d5499ea1e804,0x34,0x34,True,2993837016,-59,28,7,0x92</text:p>
      <text:p text:style-name="P7">47,70b3d54993208829,2017-05-18T16:12:17.000Z,46.06799,13.24283,101.01,70,70b3d5499ea1e804,0xb4,0xb4,True,2995906031,-60,24,7,0x9e</text:p>
      <text:p text:style-name="P7">48,70b3d54993208829,2017-05-18T16:12:17.000Z,46.06799,13.24283,101.01,71,70b3d5499ea1e804,0xd6,0xd6,True,2997975064,-59,27,7,0x2e</text:p>
      <text:p text:style-name="P7">49,70b3d54993208829,2017-05-18T16:12:17.000Z,46.06799,13.24283,101.01,72,70b3d5499ea1e804,0x70,0x70,True,3000044079,-59,27,7,0x77</text:p>
      <text:p text:style-name="P7">50,70b3d54993208829,2017-05-18T16:12:17.000Z,46.06799,13.24283,101.01,73,70b3d5499ea1e804,0x12,0x12,True,3002113216,-59,27,7,0x14</text:p>
      <text:p text:style-name="P6"/>
      <text:h text:style-name="P1" text:outline-level="1"/>
      <text:h text:style-name="P2" text:outline-level="1">Fields</text:h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9">N.</text:p>
          </table:table-cell>
          <table:table-cell table:style-name="Tabella1.B1" office:value-type="string">
            <text:p text:style-name="P9">Field</text:p>
          </table:table-cell>
          <table:table-cell table:style-name="Tabella1.C1" office:value-type="string">
            <text:p text:style-name="P9">Example</text:p>
          </table:table-cell>
        </table:table-row>
        <table:table-row>
          <table:table-cell table:style-name="Tabella1.A2" office:value-type="string">
            <text:p text:style-name="P9">1</text:p>
          </table:table-cell>
          <table:table-cell table:style-name="Tabella1.B2" office:value-type="string">
            <text:p text:style-name="P9">n row acquired</text:p>
          </table:table-cell>
          <table:table-cell table:style-name="Tabella1.C2" office:value-type="string">
            <text:p text:style-name="P9">53</text:p>
          </table:table-cell>
        </table:table-row>
        <table:table-row>
          <table:table-cell table:style-name="Tabella1.A2" office:value-type="string">
            <text:p text:style-name="P9">2</text:p>
          </table:table-cell>
          <table:table-cell table:style-name="Tabella1.B2" office:value-type="string">
            <text:p text:style-name="P9">LoraMac of the receiver (logger)</text:p>
          </table:table-cell>
          <table:table-cell table:style-name="Tabella1.C2" office:value-type="string">
            <text:p text:style-name="P9">70b3d54993208829</text:p>
          </table:table-cell>
        </table:table-row>
        <table:table-row>
          <table:table-cell table:style-name="Tabella1.A2" office:value-type="string">
            <text:p text:style-name="P9">3</text:p>
          </table:table-cell>
          <table:table-cell table:style-name="Tabella1.B2" office:value-type="string">
            <text:p text:style-name="P9">gps time</text:p>
          </table:table-cell>
          <table:table-cell table:style-name="Tabella1.C2" office:value-type="string">
            <text:p text:style-name="P9">2017-05-18T16:12:17.000Z</text:p>
          </table:table-cell>
        </table:table-row>
        <table:table-row>
          <table:table-cell table:style-name="Tabella1.A2" office:value-type="string">
            <text:p text:style-name="P9">4</text:p>
          </table:table-cell>
          <table:table-cell table:style-name="Tabella1.B2" office:value-type="string">
            <text:p text:style-name="P9">latitude position</text:p>
          </table:table-cell>
          <table:table-cell table:style-name="Tabella1.C2" office:value-type="string">
            <text:p text:style-name="P9">46.06799</text:p>
          </table:table-cell>
        </table:table-row>
        <table:table-row>
          <table:table-cell table:style-name="Tabella1.A2" office:value-type="string">
            <text:p text:style-name="P9">5</text:p>
          </table:table-cell>
          <table:table-cell table:style-name="Tabella1.B2" office:value-type="string">
            <text:p text:style-name="P9">Longitude position</text:p>
          </table:table-cell>
          <table:table-cell table:style-name="Tabella1.C2" office:value-type="string">
            <text:p text:style-name="P9">13.24283</text:p>
          </table:table-cell>
        </table:table-row>
        <table:table-row>
          <table:table-cell table:style-name="Tabella1.A2" office:value-type="string">
            <text:p text:style-name="P9">6</text:p>
          </table:table-cell>
          <table:table-cell table:style-name="Tabella1.B2" office:value-type="string">
            <text:p text:style-name="P9">altitude</text:p>
          </table:table-cell>
          <table:table-cell table:style-name="Tabella1.C2" office:value-type="string">
            <text:p text:style-name="P9">101.01</text:p>
          </table:table-cell>
        </table:table-row>
        <table:table-row>
          <table:table-cell table:style-name="Tabella1.A2" office:value-type="string">
            <text:p text:style-name="P9">7</text:p>
          </table:table-cell>
          <table:table-cell table:style-name="Tabella1.B2" office:value-type="string">
            <text:p text:style-name="P9">n. of message sent by transmitter with lora protocol</text:p>
          </table:table-cell>
          <table:table-cell table:style-name="Tabella1.C2" office:value-type="string">
            <text:p text:style-name="P9">76</text:p>
          </table:table-cell>
        </table:table-row>
        <table:table-row>
          <table:table-cell table:style-name="Tabella1.A2" office:value-type="string">
            <text:p text:style-name="P9">8</text:p>
          </table:table-cell>
          <table:table-cell table:style-name="Tabella1.B2" office:value-type="string">
            <text:p text:style-name="P9">LoraMac of lora transmitter <text:span text:style-name="T1">(8 bytes)</text:span></text:p>
          </table:table-cell>
          <table:table-cell table:style-name="Tabella1.C2" office:value-type="string">
            <text:p text:style-name="P9">70b3d5499ea1e804</text:p>
          </table:table-cell>
        </table:table-row>
        <table:table-row>
          <table:table-cell table:style-name="Tabella1.A2" office:value-type="string">
            <text:p text:style-name="P9">9</text:p>
          </table:table-cell>
          <table:table-cell table:style-name="Tabella1.B2" office:value-type="string">
            <text:p text:style-name="P9">crc8 calculated <text:span text:style-name="T1">on pyload of message sent </text:span>by transmitter <text:span text:style-name="T1">(</text:span>fields 7 and 8<text:span text:style-name="T1">)</text:span></text:p>
          </table:table-cell>
          <table:table-cell table:style-name="Tabella1.C2" office:value-type="string">
            <text:p text:style-name="P9">0xe1</text:p>
          </table:table-cell>
        </table:table-row>
        <table:table-row>
          <table:table-cell table:style-name="Tabella1.A2" office:value-type="string">
            <text:p text:style-name="P9">10</text:p>
          </table:table-cell>
          <table:table-cell table:style-name="Tabella1.B2" office:value-type="string">
            <text:p text:style-name="P9">crc8 calculated by receiver (<text:span text:style-name="T1">hex</text:span>)</text:p>
          </table:table-cell>
          <table:table-cell table:style-name="Tabella1.C2" office:value-type="string">
            <text:p text:style-name="P9">0xe1</text:p>
          </table:table-cell>
        </table:table-row>
        <table:table-row>
          <table:table-cell table:style-name="Tabella1.A2" office:value-type="string">
            <text:p text:style-name="P9">11</text:p>
          </table:table-cell>
          <table:table-cell table:style-name="Tabella1.B2" office:value-type="string">
            <text:p text:style-name="P9">True if fields 9 and 10 are equals. False otherwise</text:p>
          </table:table-cell>
          <table:table-cell table:style-name="Tabella1.C2" office:value-type="string">
            <text:p text:style-name="P9">True</text:p>
          </table:table-cell>
        </table:table-row>
        <table:table-row>
          <table:table-cell table:style-name="Tabella1.A2" office:value-type="string">
            <text:p text:style-name="P9">12</text:p>
          </table:table-cell>
          <table:table-cell table:style-name="Tabella1.B2" office:value-type="string">
            <text:p text:style-name="P9">lora message timestamp</text:p>
          </table:table-cell>
          <table:table-cell table:style-name="Tabella1.C2" office:value-type="string">
            <text:p text:style-name="P9">3008319172</text:p>
          </table:table-cell>
        </table:table-row>
        <table:table-row>
          <table:table-cell table:style-name="Tabella1.A2" office:value-type="string">
            <text:p text:style-name="P9">13</text:p>
          </table:table-cell>
          <table:table-cell table:style-name="Tabella1.B2" office:value-type="string">
            <text:p text:style-name="P9">rssi of lora message received</text:p>
          </table:table-cell>
          <table:table-cell table:style-name="Tabella1.C2" office:value-type="string">
            <text:p text:style-name="P9">-59</text:p>
          </table:table-cell>
        </table:table-row>
        <table:table-row>
          <table:table-cell table:style-name="Tabella1.A2" office:value-type="string">
            <text:p text:style-name="P9">14</text:p>
          </table:table-cell>
          <table:table-cell table:style-name="Tabella1.B2" office:value-type="string">
            <text:p text:style-name="P9">snr of lora message</text:p>
          </table:table-cell>
          <table:table-cell table:style-name="Tabella1.C2" office:value-type="string">
            <text:p text:style-name="P9">30</text:p>
          </table:table-cell>
        </table:table-row>
        <table:table-row>
          <table:table-cell table:style-name="Tabella1.A2" office:value-type="string">
            <text:p text:style-name="P9">15</text:p>
          </table:table-cell>
          <table:table-cell table:style-name="Tabella1.B2" office:value-type="string">
            <text:p text:style-name="P9">sf of lora message</text:p>
          </table:table-cell>
          <table:table-cell table:style-name="Tabella1.C2" office:value-type="string">
            <text:p text:style-name="P9">7</text:p>
          </table:table-cell>
        </table:table-row>
        <table:table-row>
          <table:table-cell table:style-name="Tabella1.A2" office:value-type="string">
            <text:p text:style-name="P9">16</text:p>
          </table:table-cell>
          <table:table-cell table:style-name="Tabella1.B2" office:value-type="string">
            <text:p text:style-name="P9">crc8 of csv row, until field n.15 (hex)</text:p>
          </table:table-cell>
          <table:table-cell table:style-name="Tabella1.C2" office:value-type="string">
            <text:p text:style-name="P9">0x5f</text:p>
          </table:table-cell>
        </table:table-row>
      </table:table>
      <text:p text:style-name="P5"/>
      <text:p text:style-name="P5"/>
      <text:h text:style-name="P2" text:outline-level="1">Functions used to calc crc8</text:h>
      <text:p text:style-name="Text_20_body"/>
      <text:p text:style-name="P8">def calc(incoming):</text:p>
      <text:p text:style-name="P8"><text:s text:c="4"/># convert to bytearray</text:p>
      <text:p text:style-name="P8"><text:s text:c="4"/>hex_data = incoming.decode("hex")</text:p>
      <text:p text:style-name="P8"><text:s text:c="4"/>msg = bytearray(hex_data)</text:p>
      <text:p text:style-name="P8"><text:s text:c="4"/>check = 0</text:p>
      <text:p text:style-name="P8"><text:s text:c="4"/>for i in msg:</text:p>
      <text:p text:style-name="P8"><text:s text:c="8"/>check = AddToCRC(i, check)</text:p>
      <text:p text:style-name="P8"><text:s text:c="4"/>return hex(check)</text:p>
      <text:p text:style-name="P8"/>
      <text:p text:style-name="P8">def AddToCRC(b, crc):</text:p>
      <text:p text:style-name="P8"><text:s text:c="4"/>if (b &lt; 0):</text:p>
      <text:p text:style-name="P8"><text:s text:c="8"/>b += 256</text:p>
      <text:p text:style-name="P8"><text:s text:c="4"/>for i in range(8):</text:p>
      <text:p text:style-name="P8"><text:s text:c="8"/>odd = ((b^crc) &amp; 1) == 1</text:p>
      <text:p text:style-name="P8"><text:s text:c="8"/>crc &gt;&gt;= 1</text:p>
      <text:p text:style-name="P8"><text:s text:c="8"/>b &gt;&gt;= 1</text:p>
      <text:p text:style-name="P8"><text:s text:c="8"/>if (odd):</text:p>
      <text:p text:style-name="P8"><text:s text:c="12"/>crc ^= 0x8C # this means crc ^= 140</text:p>
      <text:p text:style-name="P8"><text:s text:c="4"/>return cr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9:32:56.026980593</meta:creation-date>
    <dc:date>2017-05-18T20:06:04.142350730</dc:date>
    <meta:editing-duration>PT8M42S</meta:editing-duration>
    <meta:editing-cycles>3</meta:editing-cycles>
    <meta:generator>LibreOffice/5.3.3.2$Linux_X86_64 LibreOffice_project/30m0$Build-2</meta:generator>
    <meta:document-statistic meta:table-count="1" meta:image-count="0" meta:object-count="0" meta:page-count="3" meta:paragraph-count="85" meta:word-count="219" meta:character-count="2253" meta:non-whitespace-character-count="2023"/>
  </office:meta>
</office:document-meta>
</file>